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ource Sans Pro" svg:font-family="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yathri" svg:font-family="Gayathri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d5c" officeooo:paragraph-rsid="0009cd5c"/>
    </style:style>
    <style:style style:name="P2" style:family="paragraph" style:parent-style-name="Standard">
      <style:text-properties style:font-name="Lato Heavy" fo:font-weight="bold" officeooo:rsid="0009cd5c" officeooo:paragraph-rsid="0009cd5c" style:font-weight-asian="bold" style:font-weight-complex="bold"/>
    </style:style>
    <style:style style:name="P3" style:family="paragraph" style:parent-style-name="Standard">
      <style:text-properties style:font-name="Lato Medium"/>
    </style:style>
    <style:style style:name="P4" style:family="paragraph" style:parent-style-name="Standard">
      <style:text-properties style:font-name="Lato Medium" officeooo:rsid="0009cd5c" officeooo:paragraph-rsid="0009cd5c"/>
    </style:style>
    <style:style style:name="P5" style:family="paragraph" style:parent-style-name="Standard">
      <style:text-properties style:font-name="Lato Medium" officeooo:rsid="0009cd5c" officeooo:paragraph-rsid="000b624c"/>
    </style:style>
    <style:style style:name="P6" style:family="paragraph" style:parent-style-name="Standard">
      <style:text-properties style:font-name="Lato Medium" officeooo:paragraph-rsid="000b624c"/>
    </style:style>
    <style:style style:name="P7" style:family="paragraph" style:parent-style-name="Standard">
      <style:text-properties style:font-name="Lato Medium" fo:background-color="#ffff00"/>
    </style:style>
    <style:style style:name="P8" style:family="paragraph" style:parent-style-name="Standard">
      <style:text-properties style:font-name="Lato Medium" officeooo:paragraph-rsid="000bf497" fo:background-color="#ffff00"/>
    </style:style>
    <style:style style:name="P9" style:family="paragraph" style:parent-style-name="Standard">
      <style:text-properties style:font-name="Lato Medium" officeooo:paragraph-rsid="000d096e" fo:background-color="#ffff00"/>
    </style:style>
    <style:style style:name="P10" style:family="paragraph" style:parent-style-name="Standard">
      <style:text-properties style:font-name="Lato Medium" officeooo:rsid="000a9e80" officeooo:paragraph-rsid="000a9e80" fo:background-color="#ffff00"/>
    </style:style>
    <style:style style:name="P11" style:family="paragraph" style:parent-style-name="Standard">
      <style:text-properties style:font-name="Lato Medium" officeooo:paragraph-rsid="0009cd5c"/>
    </style:style>
    <style:style style:name="P12" style:family="paragraph" style:parent-style-name="Standard">
      <style:text-properties style:font-name="Lato Medium" officeooo:rsid="000a9e80" officeooo:paragraph-rsid="000a9e80"/>
    </style:style>
    <style:style style:name="P13" style:family="paragraph" style:parent-style-name="Standard">
      <style:text-properties style:font-name="Lato Medium" officeooo:rsid="000a9e80" officeooo:paragraph-rsid="000bf497"/>
    </style:style>
    <style:style style:name="P14" style:family="paragraph" style:parent-style-name="Standard">
      <style:text-properties style:font-name="Lato Medium" officeooo:rsid="000bf497" officeooo:paragraph-rsid="000bf497"/>
    </style:style>
    <style:style style:name="P15" style:family="paragraph" style:parent-style-name="Standard">
      <style:text-properties style:font-name="Lato Medium" officeooo:paragraph-rsid="000bf497"/>
    </style:style>
    <style:style style:name="T1" style:family="text">
      <style:text-properties officeooo:rsid="0009cd5c"/>
    </style:style>
    <style:style style:name="T2" style:family="text">
      <style:text-properties fo:color="#ce9178" style:font-name="Droid Sans Mono" fo:font-size="10.5pt" fo:font-weight="normal" officeooo:rsid="0009cd5c" fo:background-color="#1e1e1e" loext:char-shading-value="0"/>
    </style:style>
    <style:style style:name="T3" style:family="text">
      <style:text-properties fo:color="#ce9178" fo:font-size="10.5pt" fo:font-weight="normal" officeooo:rsid="0009cd5c" fo:background-color="#1e1e1e" loext:char-shading-value="0"/>
    </style:style>
    <style:style style:name="T4" style:family="text">
      <style:text-properties officeooo:rsid="000a9e80"/>
    </style:style>
    <style:style style:name="T5" style:family="text">
      <style:text-properties fo:font-variant="normal" fo:text-transform="none" fo:color="#4b5563" style:font-name="Source Sans Pro" fo:font-size="12pt" fo:letter-spacing="normal" fo:font-style="normal" fo:font-weight="normal"/>
    </style:style>
    <style:style style:name="T6" style:family="text">
      <style:text-properties officeooo:rsid="000b624c"/>
    </style:style>
    <style:style style:name="T7" style:family="text">
      <style:text-properties officeooo:rsid="000bf497"/>
    </style:style>
    <style:style style:name="T8" style:family="text">
      <style:text-properties style:font-name="Gayathri"/>
    </style:style>
    <style:style style:name="T9" style:family="text">
      <style:text-properties style:font-name="Gayathri" officeooo:rsid="000b624c"/>
    </style:style>
    <style:style style:name="T10" style:family="text">
      <style:text-properties style:font-name="Lato Medium"/>
    </style:style>
    <style:style style:name="T11" style:family="text">
      <style:text-properties style:font-name="Lato Medium" officeooo:rsid="000b62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commit using GPG key</text:p>
      <text:p text:style-name="P1"/>
      <text:p text:style-name="Standard"><text:span text:style-name="Source_20_Text"><text:span text:style-name="T11">GIT </text:span></text:span><text:span text:style-name="T10">has an authentication layer to control who can push commits to a repo, but it does not authenticate the actual commit authors.</text:span></text:p>
      <text:p text:style-name="P3">You can prove a commit was authored by you with GNU Privacy Guard (GPG) and a key server. GPG is a cryptographic tool used to verify the authenticity of a message’s origin. We’ll explain how to set this up on below.</text:p>
      <text:p text:style-name="P4"/>
      <text:p text:style-name="P6"><text:span text:style-name="T1">1. </text:span>You will need to install <text:span text:style-name="T6">GPG </text:span>on your system in order to execute the following commands.</text:p>
      <text:p text:style-name="P5"><text:span text:style-name="T6">To </text:span>Install gnupg <text:span text:style-name="T6">use the command below.</text:span></text:p>
      <text:p text:style-name="P4"/>
      <text:p text:style-name="P7">sudo apt install gnupg</text:p>
      <text:p text:style-name="P3"/>
      <text:p text:style-name="P4">2. <text:span text:style-name="T6">Now g</text:span>enerate GPG key, <text:span text:style-name="T6">use the yellow marked command to generate the key.</text:span></text:p>
      <text:p text:style-name="P3">GPG will then guide you through the process of creating a GPG key pair.</text:p>
      <text:p text:style-name="P4"/>
      <text:p text:style-name="P7">gpg –full-generate-key</text:p>
      <text:p text:style-name="P7"/>
      <text:p text:style-name="P3">Make sure you specify an email address for this key, and that the email address matches the one you specified in your <text:span text:style-name="T7">github account.</text:span></text:p>
      <text:p text:style-name="P3"><text:span text:style-name="T3"/></text:p>
      <text:p text:style-name="P4">3. <text:span text:style-name="T7">Now l</text:span>ist all secret keys <text:span text:style-name="T7">by using below command.</text:span></text:p>
      <text:p text:style-name="P4"/>
      <text:p text:style-name="P7">gpg --list-secret-keys --keyid-format=long</text:p>
      <text:p text:style-name="P4"/>
      <text:p text:style-name="P11"><text:span text:style-name="T1">4. </text:span><text:span text:style-name="T7">Use below command to e</text:span><text:span text:style-name="T4">xport </text:span><text:span text:style-name="T7">the key and before that replace &lt;YOUR KEY ID&gt; with your key id.</text:span></text:p>
      <text:p text:style-name="P4"/>
      <text:p text:style-name="P8">gpg --armor --export &lt;YOUR KEY ID&gt;</text:p>
      <text:p text:style-name="P8"/>
      <text:p text:style-name="P3">Now copy the entire key.</text:p>
      <text:p text:style-name="P4"/>
      <text:p text:style-name="P12">5. Login to Github/Gitlab/Bitbucket =&gt; go to profile on right upper corner =&gt; Go to settings =&gt; click on SSH and GPG keys =&gt; add GPG key and then save.</text:p>
      <text:p text:style-name="P12"/>
      <text:p text:style-name="P14">Now GPG key is add to your account.</text:p>
      <text:p text:style-name="P12"/>
      <text:p text:style-name="P15"><text:span text:style-name="T4">6. </text:span>The last step is to configure git to sign your commits,</text:p>
      <text:p text:style-name="P13">Configure gpgsign true.</text:p>
      <text:p text:style-name="P12"/>
      <text:p text:style-name="P7">git config --local commit.gpgsign true</text:p>
      <text:p text:style-name="P3"/>
      <text:p text:style-name="P12">7. Add <text:s/>signingkey on local user</text:p>
      <text:p text:style-name="P12"/>
      <text:p text:style-name="P9">git config --local user.signingkey &lt;YOUR KEY ID&gt;</text:p>
      <text:p text:style-name="P12"/>
      <text:p text:style-name="P12">8. Now you can commit and it will be verified.</text:p>
      <text:p text:style-name="P12"/>
      <text:p text:style-name="P10">git commit -S -m "My first signed commit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ource Sans Pro" svg:font-family="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yathri" svg:font-family="Gayathri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12:21:59.452693507</meta:creation-date>
    <dc:date>2023-04-11T13:58:08.098438368</dc:date>
    <meta:editing-duration>PT58M3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89" meta:character-count="1538" meta:non-whitespace-character-count="1278"/>
  </office:meta>
</office:document-meta>
</file>